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454545" fo:font-size="9pt" style:font-size-asian="9pt" style:font-size-complex="9pt"/>
    </style:style>
    <style:style style:name="P2" style:family="paragraph" style:parent-style-name="Standard" style:master-page-name="Standard">
      <style:paragraph-properties style:page-number="1"/>
    </style:style>
    <style:style style:name="T1" style:family="text">
      <style:text-properties fo:color="#454545" fo:font-size="9pt" style:text-underline-style="solid" style:text-underline-width="auto" style:text-underline-color="font-color" fo:font-weight="bold" style:font-size-asian="9pt" style:font-weight-asian="bold" style:font-size-complex="9pt"/>
    </style:style>
    <style:style style:name="T2" style:family="text">
      <style:text-properties fo:color="#454545" fo:font-size="9pt" style:text-underline-style="solid" style:text-underline-width="auto" style:text-underline-color="font-color" style:font-size-asian="9pt" style:font-size-complex="9pt"/>
    </style:style>
    <style:style style:name="T3" style:family="text">
      <style:text-properties fo:color="#454545" fo:font-size="9pt" style:font-size-asian="9pt" style:font-size-complex="9pt"/>
    </style:style>
    <style:style style:name="T4" style:family="text">
      <style:text-properties fo:color="#454545" fo:font-size="9pt" fo:font-weight="bold" style:font-size-asian="9pt" style:font-weight-asian="bold" style:font-size-complex="9pt"/>
    </style:style>
    <style:style style:name="T5" style:family="text">
      <style:text-properties fo:color="#454545" fo:font-size="9pt" fo:font-style="italic" style:font-size-asian="9pt" style:font-style-asian="italic"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Billy Guide to ES6</text:span></text:p>
      <text:p text:style-name="P1"/>
      <text:p text:style-name="Standard"><text:span text:style-name="T3">ECMAScript 6 (ES6) is the current update of JavaScript, released in 2015. ES6 offers some powerful new features, however not all browsers support them.</text:span></text:p>
      <text:p text:style-name="P1"/>
      <text:p text:style-name="Standard"><text:span text:style-name="T2">Difference between </text:span><text:span text:style-name="T1">var</text:span><text:span text:style-name="T2"> and l</text:span><text:span text:style-name="T1">et</text:span></text:p>
      <text:p text:style-name="P1"/>
      <text:p text:style-name="Standard"><text:span text:style-name="T3">Declaring variables with the </text:span><text:span text:style-name="T4">var</text:span><text:span text:style-name="T3"> keyword allows the variable description to be overwritten without an error. In larger scripts of code, this makes searching and fixing bugs more difficult, as there is no error in the code.</text:span></text:p>
      <text:p text:style-name="P1"/>
      <text:p text:style-name="Standard"><text:span text:style-name="T3">var fruit = “apple”;</text:span></text:p>
      <text:p text:style-name="Standard"><text:span text:style-name="T3">var fruit = “orange”;</text:span></text:p>
      <text:p text:style-name="Standard"><text:span text:style-name="T3">console.log(fruit);</text:span></text:p>
      <text:p text:style-name="Standard"><text:span text:style-name="T5">// logs “apple”</text:span></text:p>
      <text:p text:style-name="P1"/>
      <text:p text:style-name="Standard"><text:span text:style-name="T3">^In the code above, the fruit variable is originally declared as “apple”, and then overwritten to be “orange”</text:span></text:p>
      <text:p text:style-name="P1"/>
      <text:p text:style-name="Standard"><text:span text:style-name="T3">Using the </text:span><text:span text:style-name="T4">let</text:span><text:span text:style-name="T3"> keyword instead of </text:span><text:span text:style-name="T4">var</text:span><text:span text:style-name="T3"> throws an error in the console.</text:span></text:p>
      <text:p text:style-name="P1"/>
      <text:p text:style-name="Standard"><text:span text:style-name="T3">let fruit = “apple”;</text:span></text:p>
      <text:p text:style-name="Standard"><text:span text:style-name="T3">let fruit = “orange”; // throws an error</text:span></text:p>
      <text:p text:style-name="P1"/>
      <text:p text:style-name="P1"><text:soft-page-break/></text:p>
      <text:p text:style-name="Standard"><text:span text:style-name="T3">When you declare a variable with the </text:span><text:span text:style-name="T4">var</text:span><text:span text:style-name="T3"> keyword, it is declared globally, or locally if declared inside a function.</text:span></text:p>
      <text:p text:style-name="P1"/>
      <text:p text:style-name="Standard"><text:span text:style-name="T3">The </text:span><text:span text:style-name="T4">let</text:span><text:span text:style-name="T3"> keyword behaves similarly, but with some extra features. When you declare a variable with the let keyword inside a block, statement, or expression, its scope is limited to that block, statement, or expression.</text:span></text:p>
      <text:p text:style-name="P1"/>
      <text:p text:style-name="P1"/>
      <text:p text:style-name="Standard"><text:span text:style-name="T2">Using the </text:span><text:span text:style-name="T1">const</text:span><text:span text:style-name="T2"> keyword</text:span></text:p>
      <text:p text:style-name="P1"/>
      <text:p text:style-name="Standard"><text:span text:style-name="T3">The </text:span><text:span text:style-name="T4">const</text:span><text:span text:style-name="T3"> keyword has all the features the </text:span><text:span text:style-name="T4">let</text:span><text:span text:style-name="T3"> keyword has, but also makes the variables declared using </text:span><text:span text:style-name="T4">const</text:span><text:span text:style-name="T3"> read-only. </text:span></text:p>
      <text:p text:style-name="Standard"><text:span text:style-name="T3">They are constant values, meaning that once a variable is assigned with </text:span><text:span text:style-name="T4">const</text:span><text:span text:style-name="T3">, it cannot be reassigned.</text:span></text:p>
      <text:p text:style-name="P1"/>
      <text:p text:style-name="Standard"><text:span text:style-name="T3">It is common for developers to use uppercase variable identifiers for immutable values and lowercase or camelCase for mutable values (objects and arrays).</text:span></text:p>
      <text:p text:style-name="P1"/>
      <text:p text:style-name="P1"/>
      <text:p text:style-name="Standard"><text:span text:style-name="T4">Object.freeze( )</text:span><text:span text:style-name="T3"> = Prevents data mutation. Once frozen you can no longer add, update, or delete properties from it. Amy attempt will be rejected with an error.</text:span></text:p>
      <text:p text:style-name="P1"/>
      <text:p text:style-name="P1"/>
      <text:p text:style-name="Standard"><text:span text:style-name="T2">Arrow Functions</text:span></text:p>
      <text:p text:style-name="P1"/>
      <text:p text:style-name="Standard"><text:span text:style-name="T3">In JS, we often don’t need to name functions, especially when passing a function as an argument to another function. Instead we create inline functions, we don’t need to name these functions because we don’t reuse them anywhere else.</text:span></text:p>
      <text:p text:style-name="P1"/>
      <text:p text:style-name="Standard"><text:soft-page-break/><text:span text:style-name="T4">Arrow function syntax</text:span><text:span text:style-name="T3"> allows you to omit some keywords as well as the bracket surroundings, helping to simplify smaller functions into one-line statments.</text:span></text:p>
      <text:p text:style-name="P1"/>
      <text:p text:style-name="Standard"><text:span text:style-name="T3">var magic = function() {</text:span></text:p>
      <text:p text:style-name="Standard"><text:span text:style-name="T3"><text:s text:c="2"/>return new Date();</text:span></text:p>
      <text:p text:style-name="Standard"><text:span text:style-name="T3">};</text:span></text:p>
      <text:p text:style-name="P1"/>
      <text:p text:style-name="Standard"><text:span text:style-name="T4">The top piece of code can be simplified to the bottom code using arrow function syntax.</text:span></text:p>
      <text:p text:style-name="P1"/>
      <text:p text:style-name="Standard"><text:span text:style-name="T3">const magic = () =&gt; new Date();</text:span></text:p>
      <text:p text:style-name="P1"/>
      <text:p text:style-name="Standard"><text:span text:style-name="T3">You can pass arguments into an arrow function, just like a normal function.</text:span></text:p>
      <text:p text:style-name="Standard"><text:span text:style-name="T3">If an arrow function has a single parameter, the parentheses enclosing the parameter may be omitted.</text:span></text:p>
      <text:p text:style-name="P1"/>
      <text:p text:style-name="Standard"><text:span text:style-name="T4">Default Parameters</text:span><text:span text:style-name="T3"> help create more flexible functions. The default parameter activates when the argument is not specified (undefined). </text:span></text:p>
      <text:p text:style-name="P1"/>
      <text:p text:style-name="Standard"><text:span text:style-name="T3">const greeting = (name = "Anonymous") =&gt; "Hello " + name;</text:span></text:p>
      <text:p text:style-name="P1"/>
      <text:p text:style-name="Standard"><text:span text:style-name="T3">console.log(greeting("John")); </text:span><text:span text:style-name="T5">// Hello John</text:span></text:p>
      <text:p text:style-name="Standard"><text:span text:style-name="T3">console.log(greeting()); </text:span><text:span text:style-name="T5">// Hello Anonymous</text:span></text:p>
      <text:p text:style-name="P1"/>
      <text:p text:style-name="P1"/>
      <text:p text:style-name="Standard"><text:soft-page-break/><text:span text:style-name="T4">Spread operator</text:span><text:span text:style-name="T3"> and </text:span><text:span text:style-name="T4">Rest</text:span><text:span text:style-name="T3"> </text:span><text:span text:style-name="T4">parameter</text:span><text:span text:style-name="T3"> use the same syntax ( </text:span><text:span text:style-name="T4">…</text:span><text:span text:style-name="T3"> ) however are used differently.</text:span></text:p>
      <text:p text:style-name="Standard"><text:span text:style-name="T4">Spread operator</text:span><text:span text:style-name="T3">: Allows an iterable (array, string, object) to be expanded where more arguments/elements are expected. </text:span><text:span text:style-name="T4">UNPACK ELEMENTS</text:span></text:p>
      <text:p text:style-name="Standard"><text:span text:style-name="T3"><text:s text:c="2"/></text:span></text:p>
      <text:p text:style-name="Standard"><text:span text:style-name="T4">Rest parameter</text:span><text:span text:style-name="T3">: Collects multiple elements &amp; condenses them into a single element. This is useful when defining a function that can have an indefinite number of arguments. </text:span><text:span text:style-name="T4">PACK ELEMENTS</text:span></text:p>
      <text:p text:style-name="P1"/>
      <text:p text:style-name="Standard"><text:span text:style-name="T3">function howMany(...args) {</text:span></text:p>
      <text:p text:style-name="Standard"><text:span text:style-name="T3"><text:s text:c="2"/>return "You have passed " + args.length + " arguments.";</text:span></text:p>
      <text:p text:style-name="Standard"><text:span text:style-name="T3">}</text:span></text:p>
      <text:p text:style-name="Standard"><text:span text:style-name="T3">console.log(howMany(0, 1, 2)); // You have passed 3 arguments.</text:span></text:p>
      <text:p text:style-name="Standard"><text:span text:style-name="T3">console.log(howMany("string", null, [1, 2, 3], { })); </text:span><text:span text:style-name="T5">// You have passed 4 arguments.</text:span></text:p>
      <text:p text:style-name="P1"/>
      <text:p text:style-name="Standard"><text:span text:style-name="T3">The code above uses the rest parameter to </text:span></text:p>
      <text:p text:style-name="P1"/>
      <text:p text:style-name="Standard"><text:span text:style-name="T4">Destructuring Assignment</text:span><text:span text:style-name="T3"> is a special syntax that neatly assigns values taken directly from objects. </text:span></text:p>
      <text:p text:style-name="P1"/>
      <text:p text:style-name="Standard"><text:span text:style-name="T3">const user = { name: 'John Doe', age: 34 };</text:span></text:p>
      <text:p text:style-name="P1"/>
      <text:p text:style-name="Standard"><text:span text:style-name="T3">const name = user.name; </text:span><text:span text:style-name="T5">// name = 'John Doe'</text:span></text:p>
      <text:p text:style-name="Standard"><text:span text:style-name="T3">const age = user.age; </text:span><text:span text:style-name="T5">// age = 34</text:span></text:p>
      <text:p text:style-name="Standard"><text:span text:style-name="T3"><text:s/></text:span></text:p>
      <text:p text:style-name="Standard"><text:span text:style-name="T4">This code above can be simplified using the restructuring assignment syntax to the code below.</text:span></text:p>
      <text:p text:style-name="P1"><text:soft-page-break/></text:p>
      <text:p text:style-name="Standard"><text:span text:style-name="T3">const { name, age } = user;</text:span></text:p>
      <text:p text:style-name="Standard"><text:span text:style-name="T5">// name = 'John Doe', age = 34</text:span></text:p>
      <text:p text:style-name="P1"/>
      <text:p text:style-name="Standard"><text:span text:style-name="T3">You can extract as many or few values from the object as you want.</text:span></text:p>
      <text:p text:style-name="Standard"><text:span text:style-name="T3">Destructuring allows you to assign a new variable name when extracting values. You can do this by putting the new name after a colon when assigning the value.</text:span></text:p>
      <text:p text:style-name="P1"/>
      <text:p text:style-name="P1"/>
      <text:p text:style-name="Standard"><text:span text:style-name="T4">Template Literals</text:span><text:span text:style-name="T3"> = type of string introduced as a new feature added to ES6, makes creating complex strings easier. They allow you to create multi-line strings and to use string interpolation features to create strings.</text:span></text:p>
      <text:p text:style-name="Standard"><text:span text:style-name="T3">Template literals are enclosed by a back tick ( </text:span><text:span text:style-name="T4">` `</text:span><text:span text:style-name="T3"> ) instead of double or single quotes. They can contain placeholders indicated by the </text:span><text:span text:style-name="T4">${ } </text:span><text:span text:style-name="T3">expression. The expressions in the placeholders and the text between the back ticks get passed to a function.</text:span></text:p>
      <text:p text:style-name="P1"/>
      <text:p text:style-name="Standard"><text:span text:style-name="T3">const person = {</text:span></text:p>
      <text:p text:style-name="Standard"><text:span text:style-name="T3"><text:s text:c="2"/>name: "Zodiac Hasbro",</text:span></text:p>
      <text:p text:style-name="Standard"><text:span text:style-name="T3"><text:s text:c="2"/>age: 56</text:span></text:p>
      <text:p text:style-name="Standard"><text:span text:style-name="T3">};</text:span></text:p>
      <text:p text:style-name="P1"/>
      <text:p text:style-name="Standard"><text:span text:style-name="T5">// Template literal with multi-line and string interpolation</text:span></text:p>
      <text:p text:style-name="Standard"><text:span text:style-name="T3">const greeting = `Hello, my name is ${person.name}!</text:span></text:p>
      <text:p text:style-name="Standard"><text:span text:style-name="T3">I am ${person.age} years old.`;</text:span></text:p>
      <text:p text:style-name="P1"/>
      <text:p text:style-name="Standard"><text:span text:style-name="T3">console.log(greeting); // prints</text:span></text:p>
      <text:p text:style-name="Standard"><text:soft-page-break/><text:span text:style-name="T5">// Hello, my name is Zodiac Hasbro!</text:span></text:p>
      <text:p text:style-name="Standard"><text:span text:style-name="T5">// I am 56 years old.</text:span></text:p>
      <text:p text:style-name="P1"/>
      <text:p text:style-name="Standard"><text:span text:style-name="T4">The code above shows how template literals can create more robust strings.</text:span></text:p>
      <text:p text:style-name="P1"/>
      <text:p text:style-name="P1"/>
      <text:p text:style-name="Standard"><text:span text:style-name="T3">ES6 provides the syntactic sugar to eliminate the redundancy of having to write </text:span><text:span text:style-name="T4">x: x.</text:span><text:span text:style-name="T3"> You can simply write </text:span><text:span text:style-name="T4">x</text:span><text:span text:style-name="T3"> once, and it will be converted to </text:span><text:span text:style-name="T4">x: x </text:span><text:span text:style-name="T3">(or something equivalent)</text:span></text:p>
      <text:p text:style-name="P1"/>
      <text:p text:style-name="Standard"><text:span text:style-name="T3">With ES6, You can remove the function keyword and colon altogether when defining functions in objects.</text:span></text:p>
      <text:p text:style-name="P1"/>
      <text:p text:style-name="Standard"><text:span text:style-name="T4">Class</text:span><text:span text:style-name="T3"> = syntax introduced to ES6. Template for creating objects,they encapsulate data with code to work on that data. </text:span></text:p>
      <text:p text:style-name="P1"/>
      <text:p text:style-name="Standard"><text:span text:style-name="T4">Getters</text:span><text:span text:style-name="T3"> = returns (gets) the value of an objects private variable to the user without the user directly accessing the private variable.</text:span></text:p>
      <text:p text:style-name="Standard"><text:span text:style-name="T4">Setters</text:span><text:span text:style-name="T3"> = <text:s/>modify (set) the value of an objects private variable based on the value pass into the setter function. This change could involve calculations, or overwriting the previous value completely. </text:span></text:p>
      <text:p text:style-name="P1"/>
      <text:p text:style-name="Standard"><text:span text:style-name="T3">Getters and setters are important because they hide internal implementation details. It is convention to precede the name of a private variable with an underscore ( _ ). However, the practice itself does not make a variable private.</text:span></text:p>
      <text:p text:style-name="P1"/>
      <text:p text:style-name="Standard"><text:span text:style-name="T4">Export</text:span><text:span text:style-name="T3"> = statement used when creating JS modules to export live bindings to functions, objects or primitive values from the module so they can be used by other programs with the </text:span><text:span text:style-name="T4">import</text:span><text:span text:style-name="T3"> statement. Bindings that are exported can still be modified locally; when imported, although they can only be read by the importing module the value updates whenever it is updated by the exporting module.</text:span></text:p>
      <text:p text:style-name="Standard"><text:span text:style-name="T3">Exported modules are in strict mode whether you declare them as such or not. The export statement cannot be used in embedded scripts.</text:span></text:p>
      <text:p text:style-name="P1"/>
      <text:p text:style-name="Standard"><text:span text:style-name="T4">There are 2 types of exports:</text:span></text:p>
      <text:p text:style-name="Standard"><text:soft-page-break/><text:span text:style-name="T4">Named</text:span><text:span text:style-name="T3"> = can have multiple named exports per module. Allows you to make multiple functions and variables available for use in other files.</text:span></text:p>
      <text:p text:style-name="Standard"><text:span text:style-name="T4">Default</text:span><text:span text:style-name="T3"> = only 1 default export per module. Can also be used to create a fallback value for a file or module, just add </text:span><text:span text:style-name="T4">export default</text:span><text:span text:style-name="T3"> to the beginning of the function.</text:span></text:p>
      <text:p text:style-name="P1"/>
      <text:p text:style-name="Standard"><text:span text:style-name="T4">Import</text:span><text:span text:style-name="T3"> = allows you to choose which parts of a file or module to load. Imported modules are in </text:span><text:span text:style-name="T4">strict mode</text:span><text:span text:style-name="T3"> whether declared as such or not. Import statements cannot be used in embedded scripts unless such script has a </text:span><text:span text:style-name="T4">type=“module” </text:span></text:p>
      <text:p text:style-name="Standard"><text:span text:style-name="T4">import * as _ from</text:span><text:span text:style-name="T3"> = used to import all of a files contents to the current file.</text:span></text:p>
      <text:p text:style-name="Standard"><text:span text:style-name="T3">import * as objName from "file-name". </text:span></text:p>
      <text:p text:style-name="Standard"><text:span text:style-name="T4">Importing</text:span><text:span text:style-name="T3"> a </text:span><text:span text:style-name="T4">default export</text:span><text:span text:style-name="T3"> is almost the same as importing a normal export, however you </text:span><text:span text:style-name="T4">do not need the curly brackets { }</text:span></text:p>
      <text:p text:style-name="P1"/>
      <text:p text:style-name="Standard"><text:span text:style-name="T2">Promise</text:span></text:p>
      <text:p text:style-name="P1"/>
      <text:p text:style-name="Standard"><text:span text:style-name="T3">A </text:span><text:span text:style-name="T4">promise</text:span><text:span text:style-name="T3"> in JavaScript is exactly what it sounds like - you use it to make a promise to do something, usually asynchronously. When the task completes, you either fulfill your promise or fail to do so. </text:span><text:span text:style-name="T4">Promise</text:span><text:span text:style-name="T3"> is a constructor function, so you need to use the new keyword to create one. It takes a function, as its argument, with two parameters - </text:span><text:span text:style-name="T4">resolve</text:span><text:span text:style-name="T3"> and </text:span><text:span text:style-name="T4">reject</text:span><text:span text:style-name="T3">. These are methods used to determine the outcome of the promise. The syntax looks like this:</text:span></text:p>
      <text:p text:style-name="Standard"><text:span text:style-name="T3">const myPromise = new Promise((resolve, reject) =&gt; {</text:span></text:p>
      <text:p text:style-name="Standard"><text:span text:style-name="T3">});</text:span></text:p>
      <text:p text:style-name="P1"/>
      <text:p text:style-name="Standard"><text:span text:style-name="T3">A promise has 3 states:</text:span></text:p>
      <text:p text:style-name="P1"/>
      <text:p text:style-name="Standard"><text:span text:style-name="T4">pending</text:span><text:span text:style-name="T3"> = final value is not available yet. The only state that may transition to one of the other states.</text:span></text:p>
      <text:p text:style-name="P1"/>
      <text:p text:style-name="Standard"><text:span text:style-name="T4">fulfilled</text:span><text:span text:style-name="T3"> = when/it the final value becomes available. A fulfillment value comes permanently associated with the promise. This may be any value, including undefined.</text:span></text:p>
      <text:p text:style-name="P1"/>
      <text:p text:style-name="Standard"><text:span text:style-name="T4">rejected</text:span><text:span text:style-name="T3"> = an error prevented the final value from being determined. A rejection reason becomes permanently associated with the promise. This may be any value, including undefined, though it is generally an Error object, like in exception handling.</text:span></text:p>
      <text:p text:style-name="P1"><text:soft-page-break/></text:p>
      <text:p text:style-name="Standard"><text:span text:style-name="T3">const myPromise = new Promise((resolve, reject) =&gt; {</text:span></text:p>
      <text:p text:style-name="Standard"><text:span text:style-name="T3"><text:s text:c="2"/>if(condition here) {</text:span></text:p>
      <text:p text:style-name="Standard"><text:span text:style-name="T3"><text:s text:c="4"/>resolve("Promise was fulfilled");</text:span></text:p>
      <text:p text:style-name="Standard"><text:span text:style-name="T3"><text:s text:c="2"/>} else {</text:span></text:p>
      <text:p text:style-name="Standard"><text:span text:style-name="T3"><text:s text:c="4"/>reject("Promise was rejected");</text:span></text:p>
      <text:p text:style-name="Standard"><text:span text:style-name="T3"><text:s text:c="2"/>}</text:span></text:p>
      <text:p text:style-name="Standard"><text:span text:style-name="T3">});</text:span></text:p>
      <text:p text:style-name="P1"/>
      <text:p text:style-name="Standard"><text:span text:style-name="T3">The example above uses strings for the argument of the functions, but it can be anything. Often, it might be an object, that you would use data from, to put on your website or elsewhere.</text:span></text:p>
      <text:p text:style-name="P1"/>
      <text:p text:style-name="Standard"><text:span text:style-name="T4">.then( </text:span><text:span text:style-name="T3">) = once a server request is completed, allows you to do something with the response. Also allows you to chain commands together. The </text:span><text:span text:style-name="T4">then</text:span><text:span text:style-name="T3"> method is executed immediately after the promise is fulfilled with resolve.</text:span></text:p>
      <text:p text:style-name="P1"/>
      <text:p text:style-name="Standard"><text:span text:style-name="T4">.catch( )</text:span><text:span text:style-name="T3"> = used when the promise has been rejected. It is executed immediately after a promise’s </text:span><text:span text:style-name="T4">reject</text:span><text:span text:style-name="T3"> method is called.</text:span></text:p>
      <text:p text:style-name="P1"/>
      <text:p text:style-name="Standard"><text:span text:style-name="T4">.then( ) </text:span><text:span text:style-name="T3">and </text:span><text:span text:style-name="T4">.catch( )</text:span><text:span text:style-name="T3"> can be chained together to return promises, an operation called </text:span><text:span text:style-name="T4">composition</text:span><text:span text:style-name="T3">.</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00" meta:word-count="1498" meta:character-count="8895" meta:non-whitespace-character-count="7461"/>
    <meta:generator>LibreOfficeDev/6.0.5.2$Linux_X86_64 LibreOffice_project/</meta:generator>
  </office:meta>
</office:document-meta>
</file>